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ProviderPipeline.ImageProviderPipeline( ImageCache cache , Image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ProviderPipeline.getTargetFlav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ageProviderPipeline.addConverter( ImageConverter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ProviderPipeline.execute( ImageInfo info , Map hints , ImageSes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ProviderPipelin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ageProviderPipeline.getConverte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ProviderPipeline.forceCaching( Image im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mageProviderPipeline.execute( ImageInfo info , Image originalImage , Map hints , ImageSessionContext context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7">
            <text:p text:style-name="Table_20_Contents">27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ImageProviderPipeline.setImageLoader( ImageLoader imag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ProviderPipeline.ImageProviderPipeline( Image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ProviderPipeline.ImageProviderPip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ProviderPipeline.getConversionPenal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